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7ceef" officeooo:paragraph-rsid="0007ceef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c8a9b" officeooo:paragraph-rsid="000c8a9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c8a9b" officeooo:paragraph-rsid="000d317b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7042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d317b" officeooo:paragraph-rsid="000d317b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d317b" officeooo:paragraph-rsid="0011660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7699c" officeooo:paragraph-rsid="0007699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a60a4" officeooo:paragraph-rsid="000a60a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60a4" officeooo:paragraph-rsid="0007699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ac6a7" officeooo:paragraph-rsid="000ac6a7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e8266" officeooo:paragraph-rsid="000a60a4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e8266" officeooo:paragraph-rsid="000e8266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abe7d" officeooo:paragraph-rsid="000abe7d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7ceef" officeooo:paragraph-rsid="000abe7d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4fe1e" officeooo:paragraph-rsid="0014fe1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5ab2e" officeooo:paragraph-rsid="0015ab2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140e5" officeooo:paragraph-rsid="001140e5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7576e" officeooo:paragraph-rsid="0017576e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fo:font-weight="normal" officeooo:rsid="0008be5e" officeooo:paragraph-rsid="001032ec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fo:font-weight="bold" officeooo:rsid="000d317b" officeooo:paragraph-rsid="000d317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fo:language="zxx" fo:country="none" fo:font-weight="bold" officeooo:rsid="000e8266" officeooo:paragraph-rsid="000e8266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8be5e"/>
    </style:style>
    <style:style style:name="T2" style:family="text">
      <style:text-properties officeooo:rsid="000abe7d"/>
    </style:style>
    <style:style style:name="T3" style:family="text">
      <style:text-properties officeooo:rsid="000d317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82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4b4b" style:font-weight-asian="bold" style:font-weight-complex="bold"/>
    </style:style>
    <style:style style:name="T8" style:family="text">
      <style:text-properties fo:font-weight="bold" officeooo:rsid="0017d1b6" style:font-weight-asian="bold" style:font-weight-complex="bold"/>
    </style:style>
    <style:style style:name="T9" style:family="text">
      <style:text-properties officeooo:rsid="001140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 vuole progettare un sistema informativo per gestire <text:span text:style-name="T1">Il piano di studi ed altre attività universitarie nella carriera di uno studente. (</text:span>via web).</text:p>
      <text:p text:style-name="P2"/>
      <text:p text:style-name="P3">Previa autenticazione, uno studente può accedere al sistema e svolgere varie operazioni, tra cui compilare il piano di studi, registrarsi ad appelli d’esame e aprire stage.</text:p>
      <text:p text:style-name="P5"/>
      <text:p text:style-name="P21">piano di studio</text:p>
      <text:p text:style-name="P20">Si possono mettere nel piano di studi, oltre agli insegnamenti obbligatori del proprio corso, anche esami a scelta oppure esami extra presi da altri corsi di studio (previa approvazione della segreteria).</text:p>
      <text:p text:style-name="P8">Per gli esami <text:span text:style-name="T3">esterni al piano obbligatorio</text:span> si registra qualche info extra. <text:span text:style-name="T3">(vedi dopo)</text:span></text:p>
      <text:p text:style-name="P8"/>
      <text:p text:style-name="P8">Deve essere possibile <text:span text:style-name="T1">compilare o modificare il piano di studio nella finestra temporale di compilazione.</text:span></text:p>
      <text:p text:style-name="P6">Nel caso siano previsti nel piano alcuni esami a scelta, nel momento della compilazione viene richiesto di specificare quali inserire.</text:p>
      <text:p text:style-name="P10"/>
      <text:p text:style-name="P16">Si possono poi aggiungere gli esami extra approvati dalla segreteria.</text:p>
      <text:p text:style-name="P16">Per fare una richiesta di aggiunta bisogna cercare l'esame da aggiungere e motivare la richiesta.</text:p>
      <text:p text:style-name="P9">Il sistema permette diversi tipi di ricerca per quanto riguarda gli insegnamenti extra: per facoltà, per nome, per crediti, per periodo ecc…</text:p>
      <text:p text:style-name="P9">Una volta deciso l’insegnamento si <text:span text:style-name="T2">può compilare una domanda di aggiunta che comprende una motivazione.</text:span></text:p>
      <text:p text:style-name="P17">Se la segreteria accetta la richiesta, aggiunge l'esame tra quelli selezionabili per il piano di studi.</text:p>
      <text:p text:style-name="P9"/>
      <text:p text:style-name="P11">Per approvare la richiesta il sistema verifica che il numero totale di crediti nel piano sia conforme ai limiti prestabiliti (es 180 per triennali, 120 per magistrali ecc).</text:p>
      <text:p text:style-name="P12"/>
      <text:p text:style-name="P4"><text:span text:style-name="T3">p.s.: </text:span><text:span text:style-name="T4">avendo a disposizione la parte di database relativa agli insegnamenti, trattiamo nel dettaglio l’implementazione della compilazione piano di studi.</text:span></text:p>
      <text:p text:style-name="P21"/>
      <text:p text:style-name="P6"><text:span text:style-name="T8">Gestione</text:span><text:span text:style-name="T7"> </text:span><text:span text:style-name="T6">appelli</text:span></text:p>
      <text:p text:style-name="P6">Nella fin<text:span text:style-name="T9">e</text:span>s<text:span text:style-name="T9">t</text:span>ra che parte da un mese prima dell’appello e termina 3 giorni prima, si può registrarsi ad un appello d’esame. In ogni momento è possibile cancellare questa iscrizione.</text:p>
      <text:p text:style-name="P6">L’appe<text:span text:style-name="T9">l</text:span>lo d’esame è costituito dall’insegnamento a cui fa ri<text:span text:style-name="T9">f</text:span>erimento ed una data, inoltre possono essere specificate ora e aula dell’esame.</text:p>
      <text:p text:style-name="P6"/>
      <text:p text:style-name="P7">Uno studente può iscriversi ad un appello se è nel suo piano di studi e non lo ha già sostenuto con profitto. Ogni studente ha un libretto digitale che contiene <text:span text:style-name="T5">tutti gli esami passati.</text:span></text:p>
      <text:p text:style-name="P13">Il sistema tiene traccia di tutte le iscizioni ad appelli da parte di uno studente.</text:p>
      <text:p text:style-name="P14"/>
      <text:p text:style-name="P22">tirocinio</text:p>
      <text:p text:style-name="P13">Un azienda può proporre un tirocinio fornendo <text:span text:style-name="T9">i</text:span> dati dell’azienda (nome, partita iva, indirizzo), durata, periodo di validità, persona di riferimento (tutor aziendale) e descrizione del tirocinio.</text:p>
      <text:p text:style-name="P13">La segreteria universitaria approva la validità del tircinio se tutto è regolare.</text:p>
      <text:p text:style-name="P13">Uno studente può partecipare al tirocinio avendo come tramite un professore (tutor accademico) che valida un progetto formativo relativo all’attività di tirocinio.</text:p>
      <text:p text:style-name="P14"/>
      <text:p text:style-name="P18"><text:soft-page-break/>Una volta terminate le ore pattuite, il tirocinio va chiuso fornendo il foglio delle ore e il questionario di valutazione da parte dello studente e la valutazione dello studente da parte dell'azienda.</text:p>
      <text:p text:style-name="P19">Quando sono disponibili questi documenti la segreteria li invia al tutor accademico che li esamina e approva il tirocinio, inserendolo nella carriera dello studente.</text:p>
      <text:p text:style-name="P15"/>
      <text:p text:style-name="P1"><text:s/>postgres | PUBLIC <text:s/>| did2014 <text:s text:c="6"/>| public <text:s text:c="12"/>| settoreins</text:p>
      <text:p text:style-name="P1"><text:s/>postgres | PUBLIC <text:s/>| did2014 <text:s text:c="6"/>| public <text:s text:c="12"/>| corsoindipart </text:p>
      <text:p text:style-name="P1"><text:s/>postgres | PUBLIC <text:s/>| did2014 <text:s text:c="6"/>| public <text:s text:c="12"/>| corsoinfacolta </text:p>
      <text:p text:style-name="P1"><text:s/>postgres | PUBLIC <text:s/>| did2014 <text:s text:c="6"/>| public <text:s text:c="12"/>| insinperiodo </text:p>
      <text:p text:style-name="P1"><text:s/>postgres | PUBLIC <text:s/>| did2014 <text:s text:c="6"/>| public <text:s text:c="12"/>| mutuazione </text:p>
      <text:p text:style-name="P1"><text:s/>postgres | PUBLIC <text:s/>| did2014 <text:s text:c="6"/>| public <text:s text:c="12"/>| statodics</text:p>
      <text:p text:style-name="P1"><text:s/>postgres | PUBLIC <text:s/>| did2014 <text:s text:c="6"/>| public <text:s text:c="12"/>| tipocs</text:p>
      <text:p text:style-name="P1"><text:s/>postgres | PUBLIC <text:s/>| did2014 <text:s text:c="6"/>| public <text:s text:c="12"/>| statocs</text:p>
      <text:p text:style-name="P1"><text:s/>postgres | PUBLIC <text:s/>| did2014 <text:s text:c="6"/>| public <text:s text:c="12"/>| tipoperiodo</text:p>
      <text:p text:style-name="P1"><text:s/>postgres | PUBLIC <text:s/>| did2014 <text:s text:c="6"/>| public <text:s text:c="12"/>| periododid </text:p>
      <text:p text:style-name="P1"><text:s/>postgres | PUBLIC <text:s/>| did2014 <text:s text:c="6"/>| public <text:s text:c="12"/>| insegn</text:p>
      <text:p text:style-name="P1"><text:s/>postgres | PUBLIC <text:s/>| did2014 <text:s text:c="6"/>| public <text:s text:c="12"/>| strutturaservizio</text:p>
      <text:p text:style-name="P1"><text:s/>postgres | PUBLIC <text:s/>| did2014 <text:s text:c="6"/>| public <text:s text:c="12"/>| edificio </text:p>
      <text:p text:style-name="P1"><text:s/>postgres | PUBLIC <text:s/>| did2014 <text:s text:c="6"/>| public <text:s text:c="12"/>| lezione</text:p>
      <text:p text:style-name="P1"><text:s/>postgres | PUBLIC <text:s/>| did2014 <text:s text:c="6"/>| public <text:s text:c="12"/>| luogo </text:p>
      <text:p text:style-name="P1"><text:s/>postgres | PUBLIC <text:s/>| did2014 <text:s text:c="6"/>| public <text:s text:c="12"/>| docenza</text:p>
      <text:p text:style-name="P1"><text:s/>postgres | PUBLIC <text:s/>| did2014 <text:s text:c="6"/>| public <text:s text:c="12"/>| corsostudi</text:p>
      <text:p text:style-name="P1"><text:s/>postgres | PUBLIC <text:s/>| did2014 <text:s text:c="6"/>| public <text:s text:c="12"/>| inserogato </text:p>
      <text:p text:style-name="P1"><text:s/>postgres | PUBLIC <text:s/>| did2014 <text:s text:c="6"/>| public <text:s text:c="12"/>| discriminante</text:p>
      <text:p text:style-name="P1"><text:s/>postgres | PUBLIC <text:s/>| did2014 <text:s text:c="6"/>| public <text:s text:c="12"/>| periodolez </text:p>
      <text:p text:style-name="P1"><text:s/>postgres | PUBLIC <text:s/>| did2014 <text:s text:c="6"/>| public <text:s text:c="12"/>| settore <text:s text:c="2"/></text:p>
      <text:p text:style-name="P1"><text:s/>postgres | PUBLIC <text:s/>| did2014 <text:s text:c="6"/>| public <text:s text:c="12"/>| persona <text:s text:c="2"/></text:p>
      <text:p text:style-name="P1"><text:s/>postgres | PUBLIC <text:s/>| did2014 <text:s text:c="6"/>| public <text:s text:c="12"/>| dipart <text:s text:c="6"/></text:p>
      <text:p text:style-name="P1"><text:s/>postgres | PUBLIC <text:s/>| did2014 <text:s text:c="6"/>| public <text:s text:c="12"/>| facolta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0:54:24.100147676</meta:creation-date>
    <dc:date>2016-05-31T10:56:21.293122271</dc:date>
    <meta:editing-duration>PT3H50S</meta:editing-duration>
    <meta:editing-cycles>12</meta:editing-cycles>
    <meta:generator>LibreOffice/5.1.3.2$Linux_X86_64 LibreOffice_project/10m0$Build-2</meta:generator>
    <meta:document-statistic meta:table-count="0" meta:image-count="0" meta:object-count="0" meta:page-count="2" meta:paragraph-count="49" meta:word-count="692" meta:character-count="4780" meta:non-whitespace-character-count="3634"/>
  </office:meta>
</office:document-meta>
</file>